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x33</text:p>
          </table:table-cell>
          <table:table-cell office:value-type="string" table:style-name="ce1">
            <text:p>y33</text:p>
          </table:table-cell>
          <table:table-cell office:value-type="string" table:style-name="ce1">
            <text:p>x33_2</text:p>
          </table:table-cell>
          <table:table-cell office:value-type="string" table:style-name="ce1">
            <text:p>y33_2</text:p>
          </table:table-cell>
          <table:table-cell office:value-type="string" table:style-name="ce1">
            <text:p>y = Bx^a</text:p>
          </table:table-cell>
          <table:table-cell table:number-columns-repeated="16379" table:style-name="ce1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85" table:style-name="ce1">
            <text:p>85</text:p>
          </table:table-cell>
          <table:table-cell office:value-type="float" office:value="643" table:style-name="ce2">
            <text:p>643</text:p>
          </table:table-cell>
          <table:table-cell office:value-type="float" office:value="84" table:style-name="ce2">
            <text:p>84</text:p>
          </table:table-cell>
          <table:table-cell office:value-type="string" table:style-name="ce1">
            <text:p>B</text:p>
          </table:table-cell>
          <table:table-cell office:value-type="float" office:value="1.5254E-2" table:style-name="ce1">
            <text:p>0.015254</text:p>
            <draw:frame draw:z-index="1" draw:id="id0" draw:style-name="a0" draw:name="Chart 1" svg:x="0.67708in" svg:y="0in" svg:width="8.14583in" svg:height="4.1249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121.62721632180423" table:formula="of:=[.$F$2] * POWER([.A2]; [.$F$3])" table:style-name="ce1">
            <text:p>121.6272163</text:p>
          </table:table-cell>
          <table:table-cell office:value-type="float" office:value="85.691765993583275" table:formula="of:= [.$F$5] * POWER([.C2];[.$F$6])" table:style-name="ce1">
            <text:p>85.69176599</text:p>
          </table:table-cell>
          <table:table-cell table:number-columns-repeated="16376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float" office:value="83" table:style-name="ce1">
            <text:p>83</text:p>
          </table:table-cell>
          <table:table-cell office:value-type="float" office:value="862" table:style-name="ce2">
            <text:p>862</text:p>
          </table:table-cell>
          <table:table-cell office:value-type="float" office:value="84" table:style-name="ce2">
            <text:p>84</text:p>
          </table:table-cell>
          <table:table-cell office:value-type="string" table:style-name="ce1">
            <text:p>a</text:p>
          </table:table-cell>
          <table:table-cell office:value-type="float" office:value="1.3565199999999999" table:style-name="ce1">
            <text:p>1.35652</text:p>
          </table:table-cell>
          <table:table-cell office:value-type="float" office:value="144.7619471373626" table:formula="of:=[.$F$2] * POWER([.A3]; [.$F$3])" table:style-name="ce1">
            <text:p>144.7619471</text:p>
          </table:table-cell>
          <table:table-cell office:value-type="float" office:value="144.99905177803544" table:formula="of:= [.$F$5] * POWER([.C3];[.$F$6])" table:style-name="ce1">
            <text:p>144.9990518</text:p>
          </table:table-cell>
          <table:table-cell table:number-columns-repeated="16376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float" office:value="162" table:style-name="ce1">
            <text:p>162</text:p>
          </table:table-cell>
          <table:table-cell office:value-type="float" office:value="524" table:style-name="ce2">
            <text:p>524</text:p>
          </table:table-cell>
          <table:table-cell office:value-type="float" office:value="82" table:style-name="ce2">
            <text:p>82</text:p>
          </table:table-cell>
          <table:table-cell office:value-type="string" table:style-name="ce1">
            <text:p>y2 = B2x^a2</text:p>
          </table:table-cell>
          <table:table-cell table:style-name="ce1"/>
          <table:table-cell office:value-type="float" office:value="148.44896352424851" table:formula="of:=[.$F$2] * POWER([.A4]; [.$F$3])" table:style-name="ce1">
            <text:p>148.4489635</text:p>
          </table:table-cell>
          <table:table-cell office:value-type="float" office:value="59.353929156476006" table:formula="of:= [.$F$5] * POWER([.C4];[.$F$6])" table:style-name="ce1">
            <text:p>59.35392916</text:p>
          </table:table-cell>
          <table:table-cell table:number-columns-repeated="16376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79" table:style-name="ce1">
            <text:p>79</text:p>
          </table:table-cell>
          <table:table-cell office:value-type="float" office:value="679" table:style-name="ce2">
            <text:p>679</text:p>
          </table:table-cell>
          <table:table-cell office:value-type="float" office:value="80" table:style-name="ce2">
            <text:p>80</text:p>
          </table:table-cell>
          <table:table-cell office:value-type="string" table:style-name="ce1">
            <text:p>B2</text:p>
          </table:table-cell>
          <table:table-cell office:value-type="float" office:value="7.8299999999999995E-4" table:style-name="ce2">
            <text:p>0.000783</text:p>
          </table:table-cell>
          <table:table-cell office:value-type="float" office:value="117.69493171053038" table:formula="of:=[.$F$2] * POWER([.A5]; [.$F$3])" table:style-name="ce1">
            <text:p>117.6949317</text:p>
          </table:table-cell>
          <table:table-cell office:value-type="float" office:value="94.491661890837975" table:formula="of:= [.$F$5] * POWER([.C5];[.$F$6])" table:style-name="ce1">
            <text:p>94.49166189</text:p>
          </table:table-cell>
          <table:table-cell table:number-columns-repeated="16376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81" table:style-name="ce1">
            <text:p>81</text:p>
          </table:table-cell>
          <table:table-cell office:value-type="float" office:value="902" table:style-name="ce2">
            <text:p>902</text:p>
          </table:table-cell>
          <table:table-cell office:value-type="float" office:value="226" table:style-name="ce2">
            <text:p>226</text:p>
          </table:table-cell>
          <table:table-cell office:value-type="string" table:style-name="ce1">
            <text:p>a2</text:p>
          </table:table-cell>
          <table:table-cell office:value-type="float" office:value="1.7944439999999999" table:style-name="ce2">
            <text:p>1.794444</text:p>
          </table:table-cell>
          <table:table-cell office:value-type="float" office:value="91.567080997930447" table:formula="of:=[.$F$2] * POWER([.A6]; [.$F$3])" table:style-name="ce1">
            <text:p>91.567081</text:p>
          </table:table-cell>
          <table:table-cell office:value-type="float" office:value="157.29481324409917" table:formula="of:= [.$F$5] * POWER([.C6];[.$F$6])" table:style-name="ce1">
            <text:p>157.2948132</text:p>
          </table:table-cell>
          <table:table-cell table:number-columns-repeated="16376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83" table:style-name="ce1">
            <text:p>83</text:p>
          </table:table-cell>
          <table:table-cell office:value-type="float" office:value="918" table:style-name="ce2">
            <text:p>918</text:p>
          </table:table-cell>
          <table:table-cell office:value-type="float" office:value="260" table:style-name="ce2">
            <text:p>260</text:p>
          </table:table-cell>
          <table:table-cell table:number-columns-repeated="2" table:style-name="ce1"/>
          <table:table-cell office:value-type="float" office:value="85.912640902529517" table:formula="of:=[.$F$2] * POWER([.A7]; [.$F$3])" table:style-name="ce1">
            <text:p>85.9126409</text:p>
          </table:table-cell>
          <table:table-cell office:value-type="float" office:value="162.3368199704347" table:formula="of:= [.$F$5] * POWER([.C7];[.$F$6])" table:style-name="ce1">
            <text:p>162.33682</text:p>
          </table:table-cell>
          <table:table-cell table:number-columns-repeated="16376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float" office:value="281" table:style-name="ce1">
            <text:p>281</text:p>
          </table:table-cell>
          <table:table-cell office:value-type="float" office:value="828" table:style-name="ce2">
            <text:p>828</text:p>
          </table:table-cell>
          <table:table-cell office:value-type="float" office:value="82" table:style-name="ce2">
            <text:p>82</text:p>
          </table:table-cell>
          <table:table-cell table:number-columns-repeated="2" table:style-name="ce1"/>
          <table:table-cell office:value-type="float" office:value="160.12576426628891" table:formula="of:=[.$F$2] * POWER([.A8]; [.$F$3])" table:style-name="ce1">
            <text:p>160.1257643</text:p>
          </table:table-cell>
          <table:table-cell office:value-type="float" office:value="134.89746601100802" table:formula="of:= [.$F$5] * POWER([.C8];[.$F$6])" table:style-name="ce1">
            <text:p>134.897466</text:p>
          </table:table-cell>
          <table:table-cell table:number-columns-repeated="16376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81" table:style-name="ce1">
            <text:p>81</text:p>
          </table:table-cell>
          <table:table-cell office:value-type="float" office:value="875" table:style-name="ce2">
            <text:p>875</text:p>
          </table:table-cell>
          <table:table-cell office:value-type="float" office:value="186" table:style-name="ce2">
            <text:p>186</text:p>
          </table:table-cell>
          <table:table-cell table:number-columns-repeated="2" table:style-name="ce1"/>
          <table:table-cell office:value-type="float" office:value="62.809288639563682" table:formula="of:=[.$F$2] * POWER([.A9]; [.$F$3])" table:style-name="ce1">
            <text:p>62.80928864</text:p>
          </table:table-cell>
          <table:table-cell office:value-type="float" office:value="148.94655428988875" table:formula="of:= [.$F$5] * POWER([.C9];[.$F$6])" table:style-name="ce1">
            <text:p>148.9465543</text:p>
          </table:table-cell>
          <table:table-cell table:number-columns-repeated="16376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81" table:style-name="ce1">
            <text:p>81</text:p>
          </table:table-cell>
          <table:table-cell office:value-type="float" office:value="809" table:style-name="ce2">
            <text:p>809</text:p>
          </table:table-cell>
          <table:table-cell office:value-type="float" office:value="77" table:style-name="ce2">
            <text:p>77</text:p>
          </table:table-cell>
          <table:table-cell table:number-columns-repeated="2" table:style-name="ce1"/>
          <table:table-cell office:value-type="float" office:value="83.319879591704535" table:formula="of:=[.$F$2] * POWER([.A10]; [.$F$3])" table:style-name="ce1">
            <text:p>83.31987959</text:p>
          </table:table-cell>
          <table:table-cell office:value-type="float" office:value="129.39352341799417" table:formula="of:= [.$F$5] * POWER([.C10];[.$F$6])" table:style-name="ce1">
            <text:p>129.3935234</text:p>
          </table:table-cell>
          <table:table-cell table:number-columns-repeated="16376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80" table:style-name="ce1">
            <text:p>80</text:p>
          </table:table-cell>
          <table:table-cell office:value-type="float" office:value="894" table:style-name="ce2">
            <text:p>894</text:p>
          </table:table-cell>
          <table:table-cell office:value-type="float" office:value="223" table:style-name="ce2">
            <text:p>223</text:p>
          </table:table-cell>
          <table:table-cell table:number-columns-repeated="2" table:style-name="ce1"/>
          <table:table-cell office:value-type="float" office:value="62.809288639563682" table:formula="of:=[.$F$2] * POWER([.A11]; [.$F$3])" table:style-name="ce1">
            <text:p>62.80928864</text:p>
          </table:table-cell>
          <table:table-cell office:value-type="float" office:value="154.80025246296267" table:formula="of:= [.$F$5] * POWER([.C11];[.$F$6])" table:style-name="ce1">
            <text:p>154.8002525</text:p>
          </table:table-cell>
          <table:table-cell table:number-columns-repeated="16376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float" office:value="243" table:style-name="ce1">
            <text:p>243</text:p>
          </table:table-cell>
          <table:table-cell table:number-columns-repeated="4" table:style-name="ce1"/>
          <table:table-cell office:value-type="float" office:value="156.8329021728654" table:formula="of:=[.$F$2] * POWER([.A12]; [.$F$3])" table:style-name="ce1">
            <text:p>156.8329022</text:p>
          </table:table-cell>
          <table:table-cell table:number-columns-repeated="16377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Nahom Hailu</meta:initial-creator>
    <dc:creator>Nahom Hailu</dc:creator>
    <meta:creation-date>2021-11-01T15:54:26Z</meta:creation-date>
    <dc:date>2021-11-02T12:06:0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0070c0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96.9992125984252pt" svg:width="586.49968503937pt" chart:style-name="Crt0">
        <chart:title chart:style-name="CT00">
          <text:p text:style-name="a0" text:class-names="" text:cond-style-name="">Jeu de Test 3.3<text:s text:c="1"/>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Y Axi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X Axis</text:p>
            </chart:title>
            <chart:grid chart:class="major" chart:style-name="GMa1"/>
          </chart:axis>
          <chart:series chart:values-cell-range-address="Sheet1.$G$2:.$G$12" chart:class="chart:scatter" chart:attached-axis="primary-y" chart:style-name="G0S0">
            <chart:domain table:cell-range-address="Sheet1.$A$2:.$A$12"/>
            <chart:data-point chart:repeated="11"/>
          </chart:series>
          <chart:series chart:values-cell-range-address="Sheet1.$H$2:.$H$11" chart:class="chart:scatter" chart:attached-axis="primary-y" chart:style-name="G0S1">
            <chart:domain table:cell-range-address="Sheet1.$C$2:.$C$11"/>
            <chart:data-point chart:repeated="10"/>
          </chart:series>
          <chart:series chart:values-cell-range-address="Sheet1.$B$2:.$B$12" chart:class="chart:scatter" chart:attached-axis="primary-y" chart:style-name="G0S2">
            <chart:domain table:cell-range-address="Sheet1.$A$2:.$A$12"/>
            <chart:data-point chart:repeated="11"/>
          </chart:series>
          <chart:series chart:values-cell-range-address="Sheet1.$D$2:.$D$11" chart:class="chart:scatter" chart:attached-axis="primary-y" chart:style-name="G0S3">
            <chart:domain table:cell-range-address="Sheet1.$C$2:.$C$11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